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17" calcext:value-type="float">
            <text:p><text:s text:c="3"/>9,617</text:p>
          </table:table-cell>
          <table:table-cell table:style-name="ce65" office:value-type="float" office:value="9212" calcext:value-type="float">
            <text:p><text:s text:c="3"/>9,212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42" calcext:value-type="float">
            <text:p><text:s text:c="3"/>9,142</text:p>
          </table:table-cell>
          <table:table-cell table:style-name="ce65" office:value-type="float" office:value="137" calcext:value-type="float">
            <text:p><text:s text:c="3"/>137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9482" calcext:value-type="float">
            <text:p><text:s text:c="3"/>9,482</text:p>
          </table:table-cell>
          <table:table-cell table:style-name="ce65" office:value-type="float" office:value="37" calcext:value-type="float">
            <text:p><text:s text:c="3"/>37</text:p>
          </table:table-cell>
          <table:table-cell table:style-name="ce108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41" calcext:value-type="float">
            <text:p><text:s text:c="3"/>4,941</text:p>
          </table:table-cell>
          <table:table-cell table:style-name="ce66" office:value-type="float" office:value="4725" calcext:value-type="float">
            <text:p><text:s text:c="3"/>4,725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97" calcext:value-type="float">
            <text:p><text:s text:c="3"/>4,697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4877" calcext:value-type="float">
            <text:p><text:s text:c="3"/>4,877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76" calcext:value-type="float">
            <text:p><text:s text:c="3"/>4,676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5" calcext:value-type="float">
            <text:p><text:s text:c="3"/>4,445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68" calcext:value-type="float">
            <text:p><text:s text:c="3"/>168</text:p>
          </table:table-cell>
          <table:table-cell table:style-name="ce66" office:value-type="float" office:value="4605" calcext:value-type="float">
            <text:p><text:s text:c="3"/>4,605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3" calcext:value-type="float">
            <text:p><text:s text:c="3"/>5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788" calcext:value-type="float">
            <text:p><text:s text:c="3"/>12,788</text:p>
          </table:table-cell>
          <table:table-cell table:style-name="ce65" office:value-type="float" office:value="12284" calcext:value-type="float">
            <text:p><text:s text:c="3"/>12,284</text:p>
          </table:table-cell>
          <table:table-cell table:style-name="ce65" office:value-type="float" office:value="504" calcext:value-type="float">
            <text:p><text:s text:c="3"/>50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103" calcext:value-type="float">
            <text:p><text:s text:c="3"/>12,103</text:p>
          </table:table-cell>
          <table:table-cell table:style-name="ce65" office:value-type="float" office:value="185" calcext:value-type="float">
            <text:p><text:s text:c="3"/>185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12597" calcext:value-type="float">
            <text:p><text:s text:c="3"/>12,597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672" calcext:value-type="float">
            <text:p><text:s text:c="3"/>6,672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303" calcext:value-type="float">
            <text:p><text:s text:c="3"/>6,303</text:p>
          </table:table-cell>
          <table:table-cell table:style-name="ce66" office:value-type="float" office:value="106" calcext:value-type="float">
            <text:p><text:s text:c="3"/>10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66" office:value-type="float" office:value="6581" calcext:value-type="float">
            <text:p><text:s text:c="3"/>6,581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4" calcext:value-type="float">
            <text:p><text:s text:c="3"/>6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116" calcext:value-type="float">
            <text:p><text:s text:c="3"/>6,116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250" calcext:value-type="float">
            <text:p><text:s text:c="3"/>25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00" calcext:value-type="float">
            <text:p><text:s text:c="3"/>5,800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016" calcext:value-type="float">
            <text:p><text:s text:c="3"/>6,01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22" calcext:value-type="float">
            <text:p><text:s text:c="3"/>11,222</text:p>
          </table:table-cell>
          <table:table-cell table:style-name="ce65" office:value-type="float" office:value="10740" calcext:value-type="float">
            <text:p><text:s text:c="3"/>10,740</text:p>
          </table:table-cell>
          <table:table-cell table:style-name="ce65" office:value-type="float" office:value="482" calcext:value-type="float">
            <text:p><text:s text:c="3"/>48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07" calcext:value-type="float">
            <text:p><text:s text:c="3"/>10,707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1063" calcext:value-type="float">
            <text:p><text:s text:c="3"/>11,063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08" calcext:value-type="float">
            <text:p><text:s text:c="3"/>5,808</text:p>
          </table:table-cell>
          <table:table-cell table:style-name="ce66" office:value-type="float" office:value="5581" calcext:value-type="float">
            <text:p><text:s text:c="3"/>5,581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47" calcext:value-type="float">
            <text:p><text:s text:c="3"/>5,54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177" calcext:value-type="float">
            <text:p><text:s text:c="3"/>177</text:p>
          </table:table-cell>
          <table:table-cell table:style-name="ce66" office:value-type="float" office:value="5727" calcext:value-type="float">
            <text:p><text:s text:c="3"/>5,727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14" calcext:value-type="float">
            <text:p><text:s text:c="3"/>5,414</text:p>
          </table:table-cell>
          <table:table-cell table:style-name="ce66" office:value-type="float" office:value="5159" calcext:value-type="float">
            <text:p><text:s text:c="3"/>5,159</text:p>
          </table:table-cell>
          <table:table-cell table:style-name="ce66" office:value-type="float" office:value="255" calcext:value-type="float">
            <text:p><text:s text:c="3"/>25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60" calcext:value-type="float">
            <text:p><text:s text:c="3"/>5,160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5336" calcext:value-type="float">
            <text:p><text:s text:c="3"/>5,336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57" calcext:value-type="float">
            <text:p><text:s text:c="3"/>5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42" calcext:value-type="float">
            <text:p><text:s text:c="3"/>9,442</text:p>
          </table:table-cell>
          <table:table-cell table:style-name="ce65" office:value-type="float" office:value="9093" calcext:value-type="float">
            <text:p><text:s text:c="3"/>9,093</text:p>
          </table:table-cell>
          <table:table-cell table:style-name="ce65" office:value-type="float" office:value="349" calcext:value-type="float">
            <text:p><text:s text:c="3"/>3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13" calcext:value-type="float">
            <text:p><text:s text:c="3"/>9,013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317" calcext:value-type="float">
            <text:p><text:s text:c="3"/>317</text:p>
          </table:table-cell>
          <table:table-cell table:style-name="ce65" office:value-type="float" office:value="9302" calcext:value-type="float">
            <text:p><text:s text:c="3"/>9,302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108" office:value-type="float" office:value="108" calcext:value-type="float">
            <text:p><text:s text:c="3"/>10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97" calcext:value-type="float">
            <text:p><text:s text:c="3"/>4,897</text:p>
          </table:table-cell>
          <table:table-cell table:style-name="ce66" office:value-type="float" office:value="4713" calcext:value-type="float">
            <text:p><text:s text:c="3"/>4,713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60" calcext:value-type="float">
            <text:p><text:s text:c="3"/>4,660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4816" calcext:value-type="float">
            <text:p><text:s text:c="3"/>4,816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4380" calcext:value-type="float">
            <text:p><text:s text:c="3"/>4,380</text:p>
          </table:table-cell>
          <table:table-cell table:style-name="ce66" office:value-type="float" office:value="165" calcext:value-type="float">
            <text:p><text:s text:c="3"/>1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144" calcext:value-type="float">
            <text:p><text:s text:c="3"/>144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10506" calcext:value-type="float">
            <text:p><text:s text:c="3"/>10,506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158" calcext:value-type="float">
            <text:p><text:s text:c="3"/>158</text:p>
          </table:table-cell>
          <table:table-cell table:style-name="ce65" office:value-type="float" office:value="378" calcext:value-type="float">
            <text:p><text:s text:c="3"/>378</text:p>
          </table:table-cell>
          <table:table-cell table:style-name="ce65" office:value-type="float" office:value="10774" calcext:value-type="float">
            <text:p><text:s text:c="3"/>10,774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590" calcext:value-type="float">
            <text:p><text:s text:c="3"/>5,59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5046" calcext:value-type="float">
            <text:p><text:s text:c="3"/>5,04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04" calcext:value-type="float">
            <text:p><text:s text:c="3"/>5,00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184" calcext:value-type="float">
            <text:p><text:s text:c="3"/>5,18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0494" calcext:value-type="float">
            <text:p><text:s text:c="3"/>10,494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5" calcext:value-type="float">
            <text:p><text:s text:c="3"/>10,475</text:p>
          </table:table-cell>
          <table:table-cell table:style-name="ce65" office:value-type="float" office:value="143" calcext:value-type="float">
            <text:p><text:s text:c="3"/>143</text:p>
          </table:table-cell>
          <table:table-cell table:style-name="ce65" office:value-type="float" office:value="332" calcext:value-type="float">
            <text:p><text:s text:c="3"/>332</text:p>
          </table:table-cell>
          <table:table-cell table:style-name="ce65" office:value-type="float" office:value="10786" calcext:value-type="float">
            <text:p><text:s text:c="3"/>10,786</text:p>
          </table:table-cell>
          <table:table-cell table:style-name="ce65" office:value-type="float" office:value="44" calcext:value-type="float">
            <text:p><text:s text:c="3"/>44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5" calcext:value-type="float">
            <text:p><text:s text:c="3"/>5,565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739" calcext:value-type="float">
            <text:p><text:s text:c="3"/>5,73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4914" calcext:value-type="float">
            <text:p><text:s text:c="3"/>4,914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66" office:value-type="float" office:value="5047" calcext:value-type="float">
            <text:p><text:s text:c="3"/>5,04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1411" calcext:value-type="float">
            <text:p><text:s text:c="3"/>11,411</text:p>
          </table:table-cell>
          <table:table-cell table:style-name="ce65" office:value-type="float" office:value="491" calcext:value-type="float">
            <text:p><text:s text:c="3"/>49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373" calcext:value-type="float">
            <text:p><text:s text:c="3"/>11,373</text:p>
          </table:table-cell>
          <table:table-cell table:style-name="ce65" office:value-type="float" office:value="161" calcext:value-type="float">
            <text:p><text:s text:c="3"/>161</text:p>
          </table:table-cell>
          <table:table-cell table:style-name="ce65" office:value-type="float" office:value="368" calcext:value-type="float">
            <text:p><text:s text:c="3"/>368</text:p>
          </table:table-cell>
          <table:table-cell table:style-name="ce65" office:value-type="float" office:value="11725" calcext:value-type="float">
            <text:p><text:s text:c="3"/>11,725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5956" calcext:value-type="float">
            <text:p><text:s text:c="3"/>5,956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37" calcext:value-type="float">
            <text:p><text:s text:c="3"/>5,937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6128" calcext:value-type="float">
            <text:p><text:s text:c="3"/>6,12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5455" calcext:value-type="float">
            <text:p><text:s text:c="3"/>5,45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36" calcext:value-type="float">
            <text:p><text:s text:c="3"/>5,43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597" calcext:value-type="float">
            <text:p><text:s text:c="3"/>5,597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1759" calcext:value-type="float">
            <text:p><text:s text:c="3"/>11,759</text:p>
          </table:table-cell>
          <table:table-cell table:style-name="ce65" office:value-type="float" office:value="458" calcext:value-type="float">
            <text:p><text:s text:c="3"/>45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54" calcext:value-type="float">
            <text:p><text:s text:c="3"/>11,654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65" office:value-type="float" office:value="382" calcext:value-type="float">
            <text:p><text:s text:c="3"/>382</text:p>
          </table:table-cell>
          <table:table-cell table:style-name="ce65" office:value-type="float" office:value="12039" calcext:value-type="float">
            <text:p><text:s text:c="3"/>12,039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6092" calcext:value-type="float">
            <text:p><text:s text:c="3"/>6,092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34" calcext:value-type="float">
            <text:p><text:s text:c="3"/>6,034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5667" calcext:value-type="float">
            <text:p><text:s text:c="3"/>5,667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0" calcext:value-type="float">
            <text:p><text:s text:c="3"/>5,620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806" calcext:value-type="float">
            <text:p><text:s text:c="3"/>5,80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2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21061" calcext:value-type="float">
            <text:p><text:s text:c="3"/>21,061</text:p>
          </table:table-cell>
          <table:table-cell table:style-name="ce63" office:value-type="float" office:value="20234" calcext:value-type="float">
            <text:p><text:s text:c="3"/>20,234</text:p>
          </table:table-cell>
          <table:table-cell table:style-name="ce63" office:value-type="float" office:value="827" calcext:value-type="float">
            <text:p><text:s text:c="3"/>82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20145" calcext:value-type="float">
            <text:p><text:s text:c="3"/>20,145</text:p>
          </table:table-cell>
          <table:table-cell table:style-name="ce63" office:value-type="float" office:value="298" calcext:value-type="float">
            <text:p><text:s text:c="3"/>298</text:p>
          </table:table-cell>
          <table:table-cell table:style-name="ce63" office:value-type="float" office:value="618" calcext:value-type="float">
            <text:p><text:s text:c="3"/>618</text:p>
          </table:table-cell>
          <table:table-cell table:style-name="ce63" office:value-type="float" office:value="20748" calcext:value-type="float">
            <text:p><text:s text:c="3"/>20,748</text:p>
          </table:table-cell>
          <table:table-cell table:style-name="ce63" office:value-type="float" office:value="76" calcext:value-type="float">
            <text:p><text:s text:c="3"/>76</text:p>
          </table:table-cell>
          <table:table-cell table:style-name="ce106" office:value-type="float" office:value="237" calcext:value-type="float">
            <text:p><text:s text:c="3"/>23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10842" calcext:value-type="float">
            <text:p><text:s text:c="3"/>10,842</text:p>
          </table:table-cell>
          <table:table-cell table:style-name="ce64" office:value-type="float" office:value="10398" calcext:value-type="float">
            <text:p><text:s text:c="3"/>10,398</text:p>
          </table:table-cell>
          <table:table-cell table:style-name="ce64" office:value-type="float" office:value="444" calcext:value-type="float">
            <text:p><text:s text:c="3"/>44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0355" calcext:value-type="float">
            <text:p><text:s text:c="3"/>10,355</text:p>
          </table:table-cell>
          <table:table-cell table:style-name="ce64" office:value-type="float" office:value="163" calcext:value-type="float">
            <text:p><text:s text:c="3"/>163</text:p>
          </table:table-cell>
          <table:table-cell table:style-name="ce64" office:value-type="float" office:value="324" calcext:value-type="float">
            <text:p><text:s text:c="3"/>324</text:p>
          </table:table-cell>
          <table:table-cell table:style-name="ce64" office:value-type="float" office:value="10683" calcext:value-type="float">
            <text:p><text:s text:c="3"/>10,683</text:p>
          </table:table-cell>
          <table:table-cell table:style-name="ce64" office:value-type="float" office:value="35" calcext:value-type="float">
            <text:p><text:s text:c="3"/>35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10219" calcext:value-type="float">
            <text:p><text:s text:c="3"/>10,219</text:p>
          </table:table-cell>
          <table:table-cell table:style-name="ce64" office:value-type="float" office:value="9836" calcext:value-type="float">
            <text:p><text:s text:c="3"/>9,836</text:p>
          </table:table-cell>
          <table:table-cell table:style-name="ce64" office:value-type="float" office:value="383" calcext:value-type="float">
            <text:p><text:s text:c="3"/>38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9790" calcext:value-type="float">
            <text:p><text:s text:c="3"/>9,790</text:p>
          </table:table-cell>
          <table:table-cell table:style-name="ce64" office:value-type="float" office:value="135" calcext:value-type="float">
            <text:p><text:s text:c="3"/>135</text:p>
          </table:table-cell>
          <table:table-cell table:style-name="ce64" office:value-type="float" office:value="294" calcext:value-type="float">
            <text:p><text:s text:c="3"/>294</text:p>
          </table:table-cell>
          <table:table-cell table:style-name="ce64" office:value-type="float" office:value="10065" calcext:value-type="float">
            <text:p><text:s text:c="3"/>10,065</text:p>
          </table:table-cell>
          <table:table-cell table:style-name="ce64" office:value-type="float" office:value="41" calcext:value-type="float">
            <text:p><text:s text:c="3"/>41</text:p>
          </table:table-cell>
          <table:table-cell table:style-name="ce107" office:value-type="float" office:value="113" calcext:value-type="float">
            <text:p><text:s text:c="3"/>11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5.15753353436623" calcext:value-type="float">
            <text:p>5.16</text:p>
          </table:table-cell>
          <table:table-cell table:style-name="ce67" office:value-type="float" office:value="5.55796786799826" calcext:value-type="float">
            <text:p>5.56</text:p>
          </table:table-cell>
          <table:table-cell table:style-name="ce67" office:value-type="float" office:value="-3.95061728395062" calcext:value-type="float">
            <text:p>–3.95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5.76460293152483" calcext:value-type="float">
            <text:p>5.76</text:p>
          </table:table-cell>
          <table:table-cell table:style-name="ce67" office:value-type="float" office:value="-2.91970802919708" calcext:value-type="float">
            <text:p>–2.92</text:p>
          </table:table-cell>
          <table:table-cell table:style-name="ce67" office:value-type="float" office:value="-7.98816568047337" calcext:value-type="float">
            <text:p>–7.99</text:p>
          </table:table-cell>
          <table:table-cell table:style-name="ce67" office:value-type="float" office:value="5.23096393165999" calcext:value-type="float">
            <text:p>5.23</text:p>
          </table:table-cell>
          <table:table-cell table:style-name="ce67" office:value-type="float" office:value="-2.7027027027027" calcext:value-type="float">
            <text:p>–2.70</text:p>
          </table:table-cell>
          <table:table-cell table:style-name="ce67" office:value-type="float" office:value="1.02040816326531" calcext:value-type="float">
            <text:p>1.02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5.30257032989273" calcext:value-type="float">
            <text:p>5.30</text:p>
          </table:table-cell>
          <table:table-cell table:style-name="ce68" office:value-type="float" office:value="5.73544973544974" calcext:value-type="float">
            <text:p>5.74</text:p>
          </table:table-cell>
          <table:table-cell table:style-name="ce68" office:value-type="float" office:value="-4.16666666666667" calcext:value-type="float">
            <text:p>–4.17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5.70576964019587" calcext:value-type="float">
            <text:p>5.71</text:p>
          </table:table-cell>
          <table:table-cell table:style-name="ce68" office:value-type="float" office:value="-8.10810810810811" calcext:value-type="float">
            <text:p>–8.1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.22862415419315" calcext:value-type="float">
            <text:p>5.23</text:p>
          </table:table-cell>
          <table:table-cell table:style-name="ce68" office:value-type="float" office:value="-10.5263157894737" calcext:value-type="float">
            <text:p>–10.53</text:p>
          </table:table-cell>
          <table:table-cell table:style-name="ce70" office:value-type="float" office:value="20" calcext:value-type="float">
            <text:p>20.00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5.00427715996578" calcext:value-type="float">
            <text:p>5.00</text:p>
          </table:table-cell>
          <table:table-cell table:style-name="ce69" office:value-type="float" office:value="5.37107198573657" calcext:value-type="float">
            <text:p>5.37</text:p>
          </table:table-cell>
          <table:table-cell table:style-name="ce69" office:value-type="float" office:value="-3.7037037037037" calcext:value-type="float">
            <text:p>–3.7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5.82677165354331" calcext:value-type="float">
            <text:p>5.83</text:p>
          </table:table-cell>
          <table:table-cell table:style-name="ce69" office:value-type="float" office:value="3.17460317460317" calcext:value-type="float">
            <text:p>3.17</text:p>
          </table:table-cell>
          <table:table-cell table:style-name="ce69" office:value-type="float" office:value="-16.0714285714286" calcext:value-type="float">
            <text:p>–16.07</text:p>
          </table:table-cell>
          <table:table-cell table:style-name="ce69" office:value-type="float" office:value="5.23344191096634" calcext:value-type="float">
            <text:p>5.23</text:p>
          </table:table-cell>
          <table:table-cell table:style-name="ce69" office:value-type="float" office:value="5.55555555555556" calcext:value-type="float">
            <text:p>5.56</text:p>
          </table:table-cell>
          <table:table-cell table:style-name="ce69" office:value-type="float" office:value="-15.0943396226415" calcext:value-type="float">
            <text:p>–15.09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7.62696382900987" calcext:value-type="float">
            <text:p>–7.63</text:p>
          </table:table-cell>
          <table:table-cell table:style-name="ce70" office:value-type="float" office:value="-7.47859181731684" calcext:value-type="float">
            <text:p>–7.48</text:p>
          </table:table-cell>
          <table:table-cell table:style-name="ce70" office:value-type="float" office:value="-11.1872146118721" calcext:value-type="float">
            <text:p>–11.19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7.70332187857961" calcext:value-type="float">
            <text:p>–7.70</text:p>
          </table:table-cell>
          <table:table-cell table:style-name="ce70" office:value-type="float" office:value="-19.3939393939394" calcext:value-type="float">
            <text:p>–19.39</text:p>
          </table:table-cell>
          <table:table-cell table:style-name="ce70" office:value-type="float" office:value="1.30293159609121" calcext:value-type="float">
            <text:p>1.30</text:p>
          </table:table-cell>
          <table:table-cell table:style-name="ce70" office:value-type="float" office:value="-7.35376044568245" calcext:value-type="float">
            <text:p>–7.35</text:p>
          </table:table-cell>
          <table:table-cell table:style-name="ce70" office:value-type="float" office:value="-10" calcext:value-type="float">
            <text:p>–10.00</text:p>
          </table:table-cell>
          <table:table-cell table:style-name="ce70" office:value-type="float" office:value="-28.2608695652174" calcext:value-type="float">
            <text:p>–28.26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7.73186735236744" calcext:value-type="float">
            <text:p>–7.73</text:p>
          </table:table-cell>
          <table:table-cell table:style-name="ce70" office:value-type="float" office:value="-7.51573491299519" calcext:value-type="float">
            <text:p>–7.52</text:p>
          </table:table-cell>
          <table:table-cell table:style-name="ce70" office:value-type="float" office:value="-12.6582278481013" calcext:value-type="float">
            <text:p>–12.66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7.88497217068646" calcext:value-type="float">
            <text:p>–7.88</text:p>
          </table:table-cell>
          <table:table-cell table:style-name="ce70" office:value-type="float" office:value="-28.4210526315789" calcext:value-type="float">
            <text:p>–28.42</text:p>
          </table:table-cell>
          <table:table-cell table:style-name="ce70" office:value-type="float" office:value="10.3896103896104" calcext:value-type="float">
            <text:p>10.39</text:p>
          </table:table-cell>
          <table:table-cell table:style-name="ce70" office:value-type="float" office:value="-7.54818951540263" calcext:value-type="float">
            <text:p>–7.55</text:p>
          </table:table-cell>
          <table:table-cell table:style-name="ce70" office:value-type="float" office:value="-5.55555555555556" calcext:value-type="float">
            <text:p>–5.56</text:p>
          </table:table-cell>
          <table:table-cell table:style-name="ce70" office:value-type="float" office:value="-22.8571428571429" calcext:value-type="float">
            <text:p>–22.86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7.51553964965154" calcext:value-type="float">
            <text:p>–7.52</text:p>
          </table:table-cell>
          <table:table-cell table:style-name="ce69" office:value-type="float" office:value="-7.43931088488645" calcext:value-type="float">
            <text:p>–7.44</text:p>
          </table:table-cell>
          <table:table-cell table:style-name="ce69" office:value-type="float" office:value="-9.45273631840796" calcext:value-type="float">
            <text:p>–9.45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7.51081399921353" calcext:value-type="float">
            <text:p>–7.51</text:p>
          </table:table-cell>
          <table:table-cell table:style-name="ce69" office:value-type="float" office:value="-7.14285714285714" calcext:value-type="float">
            <text:p>–7.14</text:p>
          </table:table-cell>
          <table:table-cell table:style-name="ce69" office:value-type="float" office:value="-7.84313725490196" calcext:value-type="float">
            <text:p>–7.84</text:p>
          </table:table-cell>
          <table:table-cell table:style-name="ce69" office:value-type="float" office:value="-7.14696301973558" calcext:value-type="float">
            <text:p>–7.15</text:p>
          </table:table-cell>
          <table:table-cell table:style-name="ce69" office:value-type="float" office:value="-13.6363636363636" calcext:value-type="float">
            <text:p>–13.64</text:p>
          </table:table-cell>
          <table:table-cell table:style-name="ce69" office:value-type="float" office:value="-33.8235294117647" calcext:value-type="float">
            <text:p>–33.82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2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0113" calcext:value-type="float">
            <text:p>10,113</text:p>
          </table:table-cell>
          <table:table-cell table:style-name="ce136" office:value-type="float" office:value="9724" calcext:value-type="float">
            <text:p>9,724</text:p>
          </table:table-cell>
          <table:table-cell table:style-name="ce136" office:value-type="float" office:value="389" calcext:value-type="float">
            <text:p>389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9669" calcext:value-type="float">
            <text:p>9,669</text:p>
          </table:table-cell>
          <table:table-cell table:style-name="ce136" office:value-type="float" office:value="133" calcext:value-type="float">
            <text:p>133</text:p>
          </table:table-cell>
          <table:table-cell table:style-name="ce136" office:value-type="float" office:value="311" calcext:value-type="float">
            <text:p>311</text:p>
          </table:table-cell>
          <table:table-cell table:style-name="ce136" office:value-type="float" office:value="9978" calcext:value-type="float">
            <text:p>9,978</text:p>
          </table:table-cell>
          <table:table-cell table:style-name="ce136" office:value-type="float" office:value="36" calcext:value-type="float">
            <text:p>36</text:p>
          </table:table-cell>
          <table:table-cell table:style-name="ce152" office:value-type="float" office:value="99" calcext:value-type="float">
            <text:p>99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203" calcext:value-type="float">
            <text:p>5,203</text:p>
          </table:table-cell>
          <table:table-cell table:style-name="ce137" office:value-type="float" office:value="4996" calcext:value-type="float">
            <text:p>4,996</text:p>
          </table:table-cell>
          <table:table-cell table:style-name="ce137" office:value-type="float" office:value="207" calcext:value-type="float">
            <text:p>20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965" calcext:value-type="float">
            <text:p>4,965</text:p>
          </table:table-cell>
          <table:table-cell table:style-name="ce137" office:value-type="float" office:value="68" calcext:value-type="float">
            <text:p>68</text:p>
          </table:table-cell>
          <table:table-cell table:style-name="ce137" office:value-type="float" office:value="170" calcext:value-type="float">
            <text:p>170</text:p>
          </table:table-cell>
          <table:table-cell table:style-name="ce137" office:value-type="float" office:value="5132" calcext:value-type="float">
            <text:p>5,132</text:p>
          </table:table-cell>
          <table:table-cell table:style-name="ce137" office:value-type="float" office:value="17" calcext:value-type="float">
            <text:p>17</text:p>
          </table:table-cell>
          <table:table-cell table:style-name="ce153" office:value-type="float" office:value="54" calcext:value-type="float">
            <text:p>5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910" calcext:value-type="float">
            <text:p>4,910</text:p>
          </table:table-cell>
          <table:table-cell table:style-name="ce137" office:value-type="float" office:value="4728" calcext:value-type="float">
            <text:p>4,728</text:p>
          </table:table-cell>
          <table:table-cell table:style-name="ce137" office:value-type="float" office:value="182" calcext:value-type="float">
            <text:p>18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704" calcext:value-type="float">
            <text:p>4,704</text:p>
          </table:table-cell>
          <table:table-cell table:style-name="ce137" office:value-type="float" office:value="65" calcext:value-type="float">
            <text:p>65</text:p>
          </table:table-cell>
          <table:table-cell table:style-name="ce137" office:value-type="float" office:value="141" calcext:value-type="float">
            <text:p>141</text:p>
          </table:table-cell>
          <table:table-cell table:style-name="ce143" office:value-type="float" office:value="4846" calcext:value-type="float">
            <text:p>4,846</text:p>
          </table:table-cell>
          <table:table-cell table:style-name="ce137" office:value-type="float" office:value="19" calcext:value-type="float">
            <text:p>19</text:p>
          </table:table-cell>
          <table:table-cell table:style-name="ce154" office:value-type="float" office:value="45" calcext:value-type="float">
            <text:p>4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501" calcext:value-type="float">
            <text:p>1,501</text:p>
          </table:table-cell>
          <table:table-cell table:style-name="ce129" office:value-type="float" office:value="1445" calcext:value-type="float">
            <text:p>1,445</text:p>
          </table:table-cell>
          <table:table-cell table:style-name="ce136" office:value-type="float" office:value="56" calcext:value-type="float">
            <text:p>5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33" calcext:value-type="float">
            <text:p>1,433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44" calcext:value-type="float">
            <text:p>44</text:p>
          </table:table-cell>
          <table:table-cell table:style-name="ce136" office:value-type="float" office:value="1471" calcext:value-type="float">
            <text:p>1,471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74" calcext:value-type="float">
            <text:p>774</text:p>
          </table:table-cell>
          <table:table-cell table:style-name="ce130" office:value-type="float" office:value="747" calcext:value-type="float">
            <text:p>747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37" calcext:value-type="float">
            <text:p>737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758" calcext:value-type="float">
            <text:p>758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27" calcext:value-type="float">
            <text:p>727</text:p>
          </table:table-cell>
          <table:table-cell table:style-name="ce130" office:value-type="float" office:value="698" calcext:value-type="float">
            <text:p>698</text:p>
          </table:table-cell>
          <table:table-cell table:style-name="ce137" office:value-type="float" office:value="29" calcext:value-type="float">
            <text:p>2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96" calcext:value-type="float">
            <text:p>696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713" calcext:value-type="float">
            <text:p>713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17" calcext:value-type="float">
            <text:p>1,017</text:p>
          </table:table-cell>
          <table:table-cell table:style-name="ce129" office:value-type="float" office:value="987" calcext:value-type="float">
            <text:p>987</text:p>
          </table:table-cell>
          <table:table-cell table:style-name="ce136" office:value-type="float" office:value="30" calcext:value-type="float">
            <text:p>3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81" calcext:value-type="float">
            <text:p>981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15" calcext:value-type="float">
            <text:p>15</text:p>
          </table:table-cell>
          <table:table-cell table:style-name="ce136" office:value-type="float" office:value="990" calcext:value-type="float">
            <text:p>990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17" calcext:value-type="float">
            <text:p>517</text:p>
          </table:table-cell>
          <table:table-cell table:style-name="ce130" office:value-type="float" office:value="501" calcext:value-type="float">
            <text:p>501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97" calcext:value-type="float">
            <text:p>497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7" calcext:value-type="float">
            <text:p>7</text:p>
          </table:table-cell>
          <table:table-cell table:style-name="ce137" office:value-type="float" office:value="498" calcext:value-type="float">
            <text:p>498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00" calcext:value-type="float">
            <text:p>500</text:p>
          </table:table-cell>
          <table:table-cell table:style-name="ce130" office:value-type="float" office:value="486" calcext:value-type="float">
            <text:p>486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84" calcext:value-type="float">
            <text:p>484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8" calcext:value-type="float">
            <text:p>8</text:p>
          </table:table-cell>
          <table:table-cell table:style-name="ce143" office:value-type="float" office:value="492" calcext:value-type="float">
            <text:p>492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64" calcext:value-type="float">
            <text:p>1,364</text:p>
          </table:table-cell>
          <table:table-cell table:style-name="ce129" office:value-type="float" office:value="1321" calcext:value-type="float">
            <text:p>1,321</text:p>
          </table:table-cell>
          <table:table-cell table:style-name="ce136" office:value-type="float" office:value="43" calcext:value-type="float">
            <text:p>4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96" calcext:value-type="float">
            <text:p>1,296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49" calcext:value-type="float">
            <text:p>49</text:p>
          </table:table-cell>
          <table:table-cell table:style-name="ce136" office:value-type="float" office:value="1347" calcext:value-type="float">
            <text:p>1,347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92" calcext:value-type="float">
            <text:p>692</text:p>
          </table:table-cell>
          <table:table-cell table:style-name="ce130" office:value-type="float" office:value="668" calcext:value-type="float">
            <text:p>668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64" calcext:value-type="float">
            <text:p>664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685" calcext:value-type="float">
            <text:p>685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72" calcext:value-type="float">
            <text:p>672</text:p>
          </table:table-cell>
          <table:table-cell table:style-name="ce130" office:value-type="float" office:value="653" calcext:value-type="float">
            <text:p>653</text:p>
          </table:table-cell>
          <table:table-cell table:style-name="ce137" office:value-type="float" office:value="19" calcext:value-type="float">
            <text:p>1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32" calcext:value-type="float">
            <text:p>632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31" calcext:value-type="float">
            <text:p>31</text:p>
          </table:table-cell>
          <table:table-cell table:style-name="ce143" office:value-type="float" office:value="662" calcext:value-type="float">
            <text:p>662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91" calcext:value-type="float">
            <text:p>1,291</text:p>
          </table:table-cell>
          <table:table-cell table:style-name="ce129" office:value-type="float" office:value="1239" calcext:value-type="float">
            <text:p>1,239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25" calcext:value-type="float">
            <text:p>1,225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47" calcext:value-type="float">
            <text:p>47</text:p>
          </table:table-cell>
          <table:table-cell table:style-name="ce136" office:value-type="float" office:value="1266" calcext:value-type="float">
            <text:p>1,266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81" calcext:value-type="float">
            <text:p>681</text:p>
          </table:table-cell>
          <table:table-cell table:style-name="ce130" office:value-type="float" office:value="654" calcext:value-type="float">
            <text:p>654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43" calcext:value-type="float">
            <text:p>643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670" calcext:value-type="float">
            <text:p>670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0" calcext:value-type="float">
            <text:p>610</text:p>
          </table:table-cell>
          <table:table-cell table:style-name="ce130" office:value-type="float" office:value="585" calcext:value-type="float">
            <text:p>585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2" calcext:value-type="float">
            <text:p>582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596" calcext:value-type="float">
            <text:p>596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60" calcext:value-type="float">
            <text:p>760</text:p>
          </table:table-cell>
          <table:table-cell table:style-name="ce129" office:value-type="float" office:value="735" calcext:value-type="float">
            <text:p>735</text:p>
          </table:table-cell>
          <table:table-cell table:style-name="ce136" office:value-type="float" office:value="25" calcext:value-type="float">
            <text:p>2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31" calcext:value-type="float">
            <text:p>731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17" calcext:value-type="float">
            <text:p>17</text:p>
          </table:table-cell>
          <table:table-cell table:style-name="ce136" office:value-type="float" office:value="758" calcext:value-type="float">
            <text:p>75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9" calcext:value-type="float">
            <text:p>379</text:p>
          </table:table-cell>
          <table:table-cell table:style-name="ce130" office:value-type="float" office:value="364" calcext:value-type="float">
            <text:p>364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67" calcext:value-type="float">
            <text:p>367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378" calcext:value-type="float">
            <text:p>378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81" calcext:value-type="float">
            <text:p>381</text:p>
          </table:table-cell>
          <table:table-cell table:style-name="ce130" office:value-type="float" office:value="371" calcext:value-type="float">
            <text:p>371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64" calcext:value-type="float">
            <text:p>364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380" calcext:value-type="float">
            <text:p>380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76" calcext:value-type="float">
            <text:p>1,176</text:p>
          </table:table-cell>
          <table:table-cell table:style-name="ce129" office:value-type="float" office:value="1130" calcext:value-type="float">
            <text:p>1,130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27" calcext:value-type="float">
            <text:p>1,127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36" calcext:value-type="float">
            <text:p>36</text:p>
          </table:table-cell>
          <table:table-cell table:style-name="ce136" office:value-type="float" office:value="1168" calcext:value-type="float">
            <text:p>1,16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11" calcext:value-type="float">
            <text:p>611</text:p>
          </table:table-cell>
          <table:table-cell table:style-name="ce130" office:value-type="float" office:value="585" calcext:value-type="float">
            <text:p>585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81" calcext:value-type="float">
            <text:p>581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4" calcext:value-type="float">
            <text:p>24</text:p>
          </table:table-cell>
          <table:table-cell table:style-name="ce137" office:value-type="float" office:value="606" calcext:value-type="float">
            <text:p>606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65" calcext:value-type="float">
            <text:p>565</text:p>
          </table:table-cell>
          <table:table-cell table:style-name="ce130" office:value-type="float" office:value="545" calcext:value-type="float">
            <text:p>545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46" calcext:value-type="float">
            <text:p>546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562" calcext:value-type="float">
            <text:p>562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935" calcext:value-type="float">
            <text:p>2,935</text:p>
          </table:table-cell>
          <table:table-cell table:style-name="ce129" office:value-type="float" office:value="2799" calcext:value-type="float">
            <text:p>2,799</text:p>
          </table:table-cell>
          <table:table-cell table:style-name="ce136" office:value-type="float" office:value="136" calcext:value-type="float">
            <text:p>13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809" calcext:value-type="float">
            <text:p>2,809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102" calcext:value-type="float">
            <text:p>102</text:p>
          </table:table-cell>
          <table:table-cell table:style-name="ce136" office:value-type="float" office:value="2910" calcext:value-type="float">
            <text:p>2,910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517" calcext:value-type="float">
            <text:p>1,517</text:p>
          </table:table-cell>
          <table:table-cell table:style-name="ce130" office:value-type="float" office:value="1445" calcext:value-type="float">
            <text:p>1,445</text:p>
          </table:table-cell>
          <table:table-cell table:style-name="ce137" office:value-type="float" office:value="72" calcext:value-type="float">
            <text:p>7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45" calcext:value-type="float">
            <text:p>1,445</text:p>
          </table:table-cell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63" calcext:value-type="float">
            <text:p>63</text:p>
          </table:table-cell>
          <table:table-cell table:style-name="ce137" office:value-type="float" office:value="1505" calcext:value-type="float">
            <text:p>1,505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418" calcext:value-type="float">
            <text:p>1,418</text:p>
          </table:table-cell>
          <table:table-cell table:style-name="ce130" office:value-type="float" office:value="1354" calcext:value-type="float">
            <text:p>1,354</text:p>
          </table:table-cell>
          <table:table-cell table:style-name="ce137" office:value-type="float" office:value="64" calcext:value-type="float">
            <text:p>6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64" calcext:value-type="float">
            <text:p>1,364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39" calcext:value-type="float">
            <text:p>39</text:p>
          </table:table-cell>
          <table:table-cell table:style-name="ce143" office:value-type="float" office:value="1405" calcext:value-type="float">
            <text:p>1,405</text:p>
          </table:table-cell>
          <table:table-cell table:style-name="ce130" office:value-type="float" office:value="4" calcext:value-type="float">
            <text:p>4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6" calcext:value-type="float">
            <text:p>186</text:p>
          </table:table-cell>
          <table:table-cell table:style-name="ce133" office:value-type="float" office:value="179" calcext:value-type="float">
            <text:p>179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9" calcext:value-type="float">
            <text:p>17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6" calcext:value-type="float">
            <text:p>96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0" calcext:value-type="float">
            <text:p>90</text:p>
          </table:table-cell>
          <table:table-cell table:style-name="ce134" office:value-type="float" office:value="86" calcext:value-type="float">
            <text:p>86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7" calcext:value-type="float">
            <text:p>8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96" calcext:value-type="float">
            <text:p>296</text:p>
          </table:table-cell>
          <table:table-cell table:style-name="ce133" office:value-type="float" office:value="287" calcext:value-type="float">
            <text:p>287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81" calcext:value-type="float">
            <text:p>281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94" calcext:value-type="float">
            <text:p>29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9" calcext:value-type="float">
            <text:p>159</text:p>
          </table:table-cell>
          <table:table-cell table:style-name="ce134" office:value-type="float" office:value="155" calcext:value-type="float">
            <text:p>155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0" calcext:value-type="float">
            <text:p>15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58" calcext:value-type="float">
            <text:p>15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7" calcext:value-type="float">
            <text:p>137</text:p>
          </table:table-cell>
          <table:table-cell table:style-name="ce134" office:value-type="float" office:value="132" calcext:value-type="float">
            <text:p>132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1" calcext:value-type="float">
            <text:p>131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36" calcext:value-type="float">
            <text:p>13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1" calcext:value-type="float">
            <text:p>171</text:p>
          </table:table-cell>
          <table:table-cell table:style-name="ce133" office:value-type="float" office:value="159" calcext:value-type="float">
            <text:p>159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6" calcext:value-type="float">
            <text:p>15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169" calcext:value-type="float">
            <text:p>16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4" calcext:value-type="float">
            <text:p>94</text:p>
          </table:table-cell>
          <table:table-cell table:style-name="ce134" office:value-type="float" office:value="86" calcext:value-type="float">
            <text:p>86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7" calcext:value-type="float">
            <text:p>77</text:p>
          </table:table-cell>
          <table:table-cell table:style-name="ce134" office:value-type="float" office:value="73" calcext:value-type="float">
            <text:p>73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25" calcext:value-type="float">
            <text:p>725</text:p>
          </table:table-cell>
          <table:table-cell table:style-name="ce133" office:value-type="float" office:value="704" calcext:value-type="float">
            <text:p>704</text:p>
          </table:table-cell>
          <table:table-cell table:style-name="ce138" office:value-type="float" office:value="21" calcext:value-type="float">
            <text:p>2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04" calcext:value-type="float">
            <text:p>704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720" calcext:value-type="float">
            <text:p>72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56" calcext:value-type="float">
            <text:p>356</text:p>
          </table:table-cell>
          <table:table-cell table:style-name="ce134" office:value-type="float" office:value="349" calcext:value-type="float">
            <text:p>349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43" calcext:value-type="float">
            <text:p>34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353" calcext:value-type="float">
            <text:p>35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9" calcext:value-type="float">
            <text:p>369</text:p>
          </table:table-cell>
          <table:table-cell table:style-name="ce134" office:value-type="float" office:value="355" calcext:value-type="float">
            <text:p>355</text:p>
          </table:table-cell>
          <table:table-cell table:style-name="ce139" office:value-type="float" office:value="14" calcext:value-type="float">
            <text:p>1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61" calcext:value-type="float">
            <text:p>361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367" calcext:value-type="float">
            <text:p>36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2" calcext:value-type="float">
            <text:p>172</text:p>
          </table:table-cell>
          <table:table-cell table:style-name="ce133" office:value-type="float" office:value="162" calcext:value-type="float">
            <text:p>162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2" calcext:value-type="float">
            <text:p>16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70" calcext:value-type="float">
            <text:p>17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99" calcext:value-type="float">
            <text:p>9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2" calcext:value-type="float">
            <text:p>72</text:p>
          </table:table-cell>
          <table:table-cell table:style-name="ce134" office:value-type="float" office:value="66" calcext:value-type="float">
            <text:p>66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9" calcext:value-type="float">
            <text:p>6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1" calcext:value-type="float">
            <text:p>211</text:p>
          </table:table-cell>
          <table:table-cell table:style-name="ce133" office:value-type="float" office:value="198" calcext:value-type="float">
            <text:p>198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211" calcext:value-type="float">
            <text:p>2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7" calcext:value-type="float">
            <text:p>117</text:p>
          </table:table-cell>
          <table:table-cell table:style-name="ce134" office:value-type="float" office:value="107" calcext:value-type="float">
            <text:p>107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5" calcext:value-type="float">
            <text:p>10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117" calcext:value-type="float">
            <text:p>11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4" calcext:value-type="float">
            <text:p>94</text:p>
          </table:table-cell>
          <table:table-cell table:style-name="ce134" office:value-type="float" office:value="91" calcext:value-type="float">
            <text:p>91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4" calcext:value-type="float">
            <text:p>174</text:p>
          </table:table-cell>
          <table:table-cell table:style-name="ce133" office:value-type="float" office:value="167" calcext:value-type="float">
            <text:p>167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5" calcext:value-type="float">
            <text:p>16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74" calcext:value-type="float">
            <text:p>17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2" calcext:value-type="float">
            <text:p>82</text:p>
          </table:table-cell>
          <table:table-cell table:style-name="ce134" office:value-type="float" office:value="79" calcext:value-type="float">
            <text:p>79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82" calcext:value-type="float">
            <text:p>8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2" calcext:value-type="float">
            <text:p>92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6" calcext:value-type="float">
            <text:p>8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8" calcext:value-type="float">
            <text:p>288</text:p>
          </table:table-cell>
          <table:table-cell table:style-name="ce133" office:value-type="float" office:value="266" calcext:value-type="float">
            <text:p>266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76" calcext:value-type="float">
            <text:p>27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85" calcext:value-type="float">
            <text:p>28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8" calcext:value-type="float">
            <text:p>148</text:p>
          </table:table-cell>
          <table:table-cell table:style-name="ce134" office:value-type="float" office:value="137" calcext:value-type="float">
            <text:p>137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2" calcext:value-type="float">
            <text:p>14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48" calcext:value-type="float">
            <text:p>14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0" calcext:value-type="float">
            <text:p>140</text:p>
          </table:table-cell>
          <table:table-cell table:style-name="ce134" office:value-type="float" office:value="129" calcext:value-type="float">
            <text:p>129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4" calcext:value-type="float">
            <text:p>134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37" calcext:value-type="float">
            <text:p>13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3" calcext:value-type="float">
            <text:p>113</text:p>
          </table:table-cell>
          <table:table-cell table:style-name="ce133" office:value-type="float" office:value="104" calcext:value-type="float">
            <text:p>104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1" calcext:value-type="float">
            <text:p>1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13" calcext:value-type="float">
            <text:p>1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3" calcext:value-type="float">
            <text:p>53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5" calcext:value-type="float">
            <text:p>55</text:p>
          </table:table-cell>
          <table:table-cell table:style-name="ce134" office:value-type="float" office:value="51" calcext:value-type="float">
            <text:p>5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8" calcext:value-type="float">
            <text:p>148</text:p>
          </table:table-cell>
          <table:table-cell table:style-name="ce133" office:value-type="float" office:value="139" calcext:value-type="float">
            <text:p>139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5" calcext:value-type="float">
            <text:p>14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46" calcext:value-type="float">
            <text:p>14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9" calcext:value-type="float">
            <text:p>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8" calcext:value-type="float">
            <text:p>78</text:p>
          </table:table-cell>
          <table:table-cell table:style-name="ce134" office:value-type="float" office:value="74" calcext:value-type="float">
            <text:p>7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59" calcext:value-type="float">
            <text:p>59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8" calcext:value-type="float">
            <text:p>5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4" calcext:value-type="float">
            <text:p>34</text:p>
          </table:table-cell>
          <table:table-cell table:style-name="ce134" office:value-type="float" office:value="32" calcext:value-type="float">
            <text:p>3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3" calcext:value-type="float">
            <text:p>3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4" calcext:value-type="float">
            <text:p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8" calcext:value-type="float">
            <text:p>28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3" calcext:value-type="float">
            <text:p>103</text:p>
          </table:table-cell>
          <table:table-cell table:style-name="ce133" office:value-type="float" office:value="97" calcext:value-type="float">
            <text:p>97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8" calcext:value-type="float">
            <text:p>9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1" calcext:value-type="float">
            <text:p>61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2" calcext:value-type="float">
            <text:p>42</text:p>
          </table:table-cell>
          <table:table-cell table:style-name="ce134" office:value-type="float" office:value="41" calcext:value-type="float">
            <text:p>41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2" calcext:value-type="float">
            <text:p>4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201" calcext:value-type="float">
            <text:p>201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0" calcext:value-type="float">
            <text:p>20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200" calcext:value-type="float">
            <text:p>20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9" calcext:value-type="float">
            <text:p>109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05" calcext:value-type="float">
            <text:p>10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7" calcext:value-type="float">
            <text:p>97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77" calcext:value-type="float">
            <text:p>77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8" calcext:value-type="float">
            <text:p>7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79" calcext:value-type="float">
            <text:p>7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3" calcext:value-type="float">
            <text:p>33</text:p>
          </table:table-cell>
          <table:table-cell table:style-name="ce134" office:value-type="float" office:value="31" calcext:value-type="float">
            <text:p>31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3" calcext:value-type="float">
            <text:p>3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7" calcext:value-type="float">
            <text:p>47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69" calcext:value-type="float">
            <text:p>69</text:p>
          </table:table-cell>
          <table:table-cell table:style-name="ce129" office:value-type="float" office:value="68" calcext:value-type="float">
            <text:p>68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7" calcext:value-type="float">
            <text:p>67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32" calcext:value-type="float">
            <text:p>32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7" calcext:value-type="float">
            <text:p>37</text:p>
          </table:table-cell>
          <table:table-cell table:style-name="ce130" office:value-type="float" office:value="36" calcext:value-type="float">
            <text:p>36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6" calcext:value-type="float">
            <text:p>36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6" calcext:value-type="float">
            <text:p>36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55" calcext:value-type="float">
            <text:p>55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4" calcext:value-type="float">
            <text:p>5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54" calcext:value-type="float">
            <text:p>5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6" calcext:value-type="float">
            <text:p>2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5" calcext:value-type="float">
            <text:p>2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9" calcext:value-type="float">
            <text:p>29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13" calcext:value-type="float">
            <text:p>13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6" calcext:value-type="float">
            <text:p>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7" calcext:value-type="float">
            <text:p>7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" calcext:value-type="float">
            <text:p>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